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f8b" officeooo:paragraph-rsid="000aef8b"/>
    </style:style>
    <style:style style:name="P2" style:family="paragraph" style:parent-style-name="Standard">
      <style:text-properties officeooo:rsid="000aef8b" officeooo:paragraph-rsid="000c3cc9"/>
    </style:style>
    <style:style style:name="P3" style:family="paragraph" style:parent-style-name="Standard">
      <style:text-properties fo:font-weight="bold" officeooo:rsid="000aef8b" officeooo:paragraph-rsid="000aef8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aef8b" officeooo:paragraph-rsid="000aef8b"/>
    </style:style>
    <style:style style:name="P5" style:family="paragraph" style:parent-style-name="Standard">
      <style:text-properties style:text-underline-style="solid" style:text-underline-width="auto" style:text-underline-color="font-color" officeooo:rsid="000aef8b" officeooo:paragraph-rsid="000c3cc9"/>
    </style:style>
    <style:style style:name="P6" style:family="paragraph" style:parent-style-name="Standard">
      <style:text-properties style:text-underline-style="solid" style:text-underline-width="auto" style:text-underline-color="font-color" officeooo:rsid="000c3cc9" officeooo:paragraph-rsid="000c3cc9"/>
    </style:style>
    <style:style style:name="P7" style:family="paragraph" style:parent-style-name="Standard">
      <style:text-properties style:text-outline="false" fo:font-style="italic" fo:text-shadow="none" officeooo:rsid="000aef8b" officeooo:paragraph-rsid="000aef8b" style:font-style-asian="italic" style:font-style-complex="italic"/>
    </style:style>
    <style:style style:name="P8" style:family="paragraph" style:parent-style-name="Standard">
      <style:text-properties officeooo:rsid="000c3cc9" officeooo:paragraph-rsid="000c3cc9"/>
    </style:style>
    <style:style style:name="P9" style:family="paragraph" style:parent-style-name="Standard">
      <style:text-properties style:text-underline-style="none" officeooo:rsid="000c3cc9" officeooo:paragraph-rsid="000c3cc9"/>
    </style:style>
    <style:style style:name="P10" style:family="paragraph" style:parent-style-name="Standard">
      <style:text-properties style:text-underline-style="none" officeooo:rsid="000c3cc9" officeooo:paragraph-rsid="000d1330"/>
    </style:style>
    <style:style style:name="P11" style:family="paragraph" style:parent-style-name="Standard">
      <style:text-properties style:text-underline-style="none" officeooo:rsid="000c3cc9" officeooo:paragraph-rsid="000e91ac"/>
    </style:style>
    <style:style style:name="P12" style:family="paragraph" style:parent-style-name="Standard">
      <style:text-properties officeooo:rsid="000aef8b" officeooo:paragraph-rsid="000e91ac"/>
    </style:style>
    <style:style style:name="P13" style:family="paragraph" style:parent-style-name="Standard">
      <style:text-properties officeooo:rsid="000aef8b" officeooo:paragraph-rsid="000c3cc9"/>
    </style:style>
    <style:style style:name="P14" style:family="paragraph" style:parent-style-name="Standard">
      <style:text-properties officeooo:rsid="000aef8b" officeooo:paragraph-rsid="000f388e"/>
    </style:style>
    <style:style style:name="P15" style:family="paragraph" style:parent-style-name="Standard">
      <style:text-properties fo:font-size="14pt" fo:font-weight="bold" officeooo:rsid="000aef8b" officeooo:paragraph-rsid="000aef8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aef8b" officeooo:paragraph-rsid="000aef8b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tyle="normal" style:text-underline-style="none" officeooo:rsid="000f388e" officeooo:paragraph-rsid="000f388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b3c7" officeooo:paragraph-rsid="000fb3c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officeooo:rsid="000fb3c7" officeooo:paragraph-rsid="000fb3c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c3cc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3cc9"/>
    </style:style>
    <style:style style:name="T4" style:family="text">
      <style:text-properties style:text-underline-style="solid" style:text-underline-width="auto" style:text-underline-color="font-color" officeooo:rsid="000e91ac"/>
    </style:style>
    <style:style style:name="T5" style:family="text">
      <style:text-properties officeooo:rsid="000d1330"/>
    </style:style>
    <style:style style:name="T6" style:family="text">
      <style:text-properties officeooo:rsid="000e91a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91ac" style:font-style-asian="italic" style:font-style-complex="italic"/>
    </style:style>
    <style:style style:name="T9" style:family="text">
      <style:text-properties fo:font-style="italic" style:text-underline-style="none" officeooo:rsid="000e91ac" style:font-style-asian="italic" style:font-style-complex="italic"/>
    </style:style>
    <style:style style:name="T10" style:family="text">
      <style:text-properties fo:font-style="italic" style:text-underline-style="none" officeooo:rsid="000f388e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0e91a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0c3cc9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f388e" style:font-style-asian="italic" style:font-style-complex="italic"/>
    </style:style>
    <style:style style:name="T15" style:family="text">
      <style:text-properties style:text-underline-style="none" officeooo:rsid="000c3cc9"/>
    </style:style>
    <style:style style:name="T16" style:family="text">
      <style:text-properties style:text-underline-style="none" officeooo:rsid="000e91ac"/>
    </style:style>
    <style:style style:name="T17" style:family="text">
      <style:text-properties officeooo:rsid="000f388e"/>
    </style:style>
    <style:style style:name="T18" style:family="text">
      <style:text-properties fo:font-style="normal" style:text-underline-style="none" officeooo:rsid="000f388e" style:font-style-asian="normal" style:font-style-complex="normal"/>
    </style:style>
    <style:style style:name="T19" style:family="text">
      <style:text-properties fo:font-style="normal" style:text-underline-style="none" officeooo:rsid="000e91ac" style:font-style-asian="normal" style:font-style-complex="normal"/>
    </style:style>
    <style:style style:name="T20" style:family="text">
      <style:text-properties fo:font-style="normal" style:text-underline-style="none" officeooo:rsid="000c3cc9" style:font-style-asian="normal" style:font-style-complex="normal"/>
    </style:style>
    <style:style style:name="T21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ocumentação do WebService Officium</text:p>
      <text:p text:style-name="P18">Todos os Métodos retornam json como resposta.</text:p>
      <text:p text:style-name="P18"/>
      <text:p text:style-name="P18">Padrão de <text:s/>resposta de erro na chama do webservice. (Exemplo)</text:p>
      <text:p text:style-name="P19"><text:span text:style-name="T21">{"errorCode":-1,"errorMessage":"For input string: \"ads\""}</text:span></text:p>
      <text:p text:style-name="P18"/>
      <text:p text:style-name="P1"/>
      <text:p text:style-name="P15">- UsuarioService</text:p>
      <text:p text:style-name="P3"/>
      <text:p text:style-name="P5">URI Básico:</text:p>
      <text:p text:style-name="P2"><text:a xlink:type="simple" xlink:href="http://localhost:8080/OfficiumProject/rest/UsuarioService/" text:style-name="Internet_20_link" text:visited-style-name="Visited_20_Internet_20_Link">http://localhost:8080/OfficiumProject/rest/</text:a><text:a xlink:type="simple" xlink:href="http://localhost:8080/OfficiumProject/rest/UsuarioService/" text:style-name="Internet_20_link" text:visited-style-name="Visited_20_Internet_20_Link"><text:span text:style-name="T1">UsuarioService</text:span></text:a><text:a xlink:type="simple" xlink:href="http://localhost:8080/OfficiumProject/rest/UsuarioService/" text:style-name="Internet_20_link" text:visited-style-name="Visited_20_Internet_20_Link">/</text:a></text:p>
      <text:p text:style-name="P2"/>
      <text:p text:style-name="P6">Métodos:</text:p>
      <text:p text:style-name="P9"><text:tab/><text:span text:style-name="T7">create(jsonUsuario) - </text:span><text:span text:style-name="T8">POST</text:span> - Método para cadastrar Usuário. Forma de Entrada: FormParam</text:p>
      <text:p text:style-name="P10">- Este método recebe um usuário em formato json via FormParam, para mais detalhes de como utilizar este m<text:span text:style-name="T17">éto</text:span>do consulte a classe de teste <text:span text:style-name="T5">WebServiceTest em Pacotes de Teste do projeto Web do Officium.</text:span></text:p>
      <text:p text:style-name="P11"><text:tab/><text:span text:style-name="T6">URI de chamada: </text:span><text:a xlink:type="simple" xlink:href="http://localhost:8080/OfficiumProject/rest/UsuarioService/" text:style-name="Internet_20_link" text:visited-style-name="Visited_20_Internet_20_Link"><text:span text:style-name="T6">http://localhost:8080/OfficiumProject/rest/</text:span></text:a><text:a xlink:type="simple" xlink:href="http://localhost:8080/OfficiumProject/rest/UsuarioService/" text:style-name="Internet_20_link" text:visited-style-name="Visited_20_Internet_20_Link">UsuarioService</text:a><text:a xlink:type="simple" xlink:href="http://localhost:8080/OfficiumProject/rest/UsuarioService/" text:style-name="Internet_20_link" text:visited-style-name="Visited_20_Internet_20_Link"><text:span text:style-name="T6">/</text:span></text:a><text:span text:style-name="T6">create</text:span></text:p>
      <text:p text:style-name="P10"/>
      <text:p text:style-name="P11"><text:tab/><text:span text:style-name="T8">login(userString)</text:span><text:span text:style-name="T6"> – POST -</text:span> Método para <text:span text:style-name="T6">realizar o login</text:span>. Forma de Entrada: FormParam</text:p>
      <text:p text:style-name="P11">- Este método recebe um usuário <text:span text:style-name="T6">com apenas username e password carregados</text:span> em formato json via FormParam, para mais detalhes de como utilizar este m<text:span text:style-name="T6">e</text:span>t<text:span text:style-name="T6">o</text:span>do consulte a classe de teste <text:span text:style-name="T5">WebServiceTest em Pacotes de Teste do projeto Web do Officium</text:span></text:p>
      <text:p text:style-name="P11"><text:tab/><text:span text:style-name="T6">URI de chamada: </text:span><text:a xlink:type="simple" xlink:href="http://localhost:8080/OfficiumProject/rest/UsuarioService/" text:style-name="Internet_20_link" text:visited-style-name="Visited_20_Internet_20_Link"><text:span text:style-name="T6">http://localhost:8080/OfficiumProject/rest/</text:span></text:a><text:a xlink:type="simple" xlink:href="http://localhost:8080/OfficiumProject/rest/UsuarioService/" text:style-name="Internet_20_link" text:visited-style-name="Visited_20_Internet_20_Link">UsuarioService</text:a><text:a xlink:type="simple" xlink:href="http://localhost:8080/OfficiumProject/rest/UsuarioService/" text:style-name="Internet_20_link" text:visited-style-name="Visited_20_Internet_20_Link"><text:span text:style-name="T6">/l</text:span></text:a><text:span text:style-name="T6">ogin</text:span></text:p>
      <text:p text:style-name="P9"><text:tab/></text:p>
      <text:p text:style-name="P14"><text:tab/><text:a xlink:type="simple" xlink:href="http://localhost:8080/OfficiumProject/rest/UsuarioService/AllUsers" text:style-name="Internet_20_link" text:visited-style-name="Visited_20_Internet_20_Link"><text:span text:style-name="T9">AllUsers</text:span></text:a><text:span text:style-name="T8">() -</text:span><text:span text:style-name="T6"> GET - Método para puxar todos os usuários cadastrados no sistema. Não exige nenhum parâmetro.</text:span></text:p>
      <text:p text:style-name="P12"><text:tab/><text:span text:style-name="T16">URI de chamada: </text:span><text:a xlink:type="simple" xlink:href="http://localhost:8080/OfficiumProject/rest/UsuarioService/AllUsers" text:style-name="Internet_20_link" text:visited-style-name="Visited_20_Internet_20_Link"><text:span text:style-name="T4">http://localhost:8080/OfficiumProject/rest/</text:span></text:a><text:a xlink:type="simple" xlink:href="http://localhost:8080/OfficiumProject/rest/UsuarioService/AllUsers" text:style-name="Internet_20_link" text:visited-style-name="Visited_20_Internet_20_Link"><text:span text:style-name="T15">UsuarioService</text:span></text:a><text:a xlink:type="simple" xlink:href="http://localhost:8080/OfficiumProject/rest/UsuarioService/AllUsers" text:style-name="Internet_20_link" text:visited-style-name="Visited_20_Internet_20_Link"><text:span text:style-name="T16">/AllUsers</text:span></text:a></text:p>
      <text:p text:style-name="P12"><text:span text:style-name="T16"><text:tab/></text:span></text:p>
      <text:p text:style-name="P14"><text:span text:style-name="T16"><text:tab/></text:span><text:span text:style-name="T10">UsersById(id)</text:span><text:span text:style-name="T18"> - GET – Método para retornar o usuário de acordo com o id.</text:span></text:p>
      <text:p text:style-name="P14"><text:span text:style-name="T19"><text:tab/>URI de chamada: </text:span><text:a xlink:type="simple" xlink:href="http://localhost:8080/OfficiumProject/rest/UsuarioService/UsersById" text:style-name="Internet_20_link" text:visited-style-name="Visited_20_Internet_20_Link">http://localhost:8080/OfficiumProject/rest/</text:a><text:a xlink:type="simple" xlink:href="http://localhost:8080/OfficiumProject/rest/UsuarioService/UsersById" text:style-name="Internet_20_link" text:visited-style-name="Visited_20_Internet_20_Link"><text:span text:style-name="T20">UsuarioService</text:span></text:a><text:a xlink:type="simple" xlink:href="http://localhost:8080/OfficiumProject/rest/UsuarioService/UsersById" text:style-name="Internet_20_link" text:visited-style-name="Visited_20_Internet_20_Link"><text:span text:style-name="T19">/</text:span></text:a><text:a xlink:type="simple" xlink:href="http://localhost:8080/OfficiumProject/rest/UsuarioService/UsersById" text:style-name="Internet_20_link" text:visited-style-name="Visited_20_Internet_20_Link"><text:span text:style-name="T10">UsersById</text:span></text:a></text:p>
      <text:p text:style-name="P14"><text:span text:style-name="T10"/></text:p>
      <text:p text:style-name="P14"><text:span text:style-name="T10"><text:tab/></text:span><text:span text:style-name="T11">Ex</text:span><text:span text:style-name="T12">e</text:span><text:span text:style-name="T11">mplo de chamada </text:span><text:span text:style-name="T13">para recuperar </text:span><text:span text:style-name="T14">usuário de id 1</text:span><text:span text:style-name="T11">:</text:span></text:p>
      <text:p text:style-name="P14"><text:span text:style-name="T10"><text:tab/></text:span><text:a xlink:type="simple" xlink:href="http://localhost:8080/OfficiumProject/rest/UsuarioService/UsersById" text:style-name="Internet_20_link" text:visited-style-name="Visited_20_Internet_20_Link"><text:span text:style-name="T19">http://localhost:8080/OfficiumProject/rest/</text:span></text:a><text:a xlink:type="simple" xlink:href="http://localhost:8080/OfficiumProject/rest/UsuarioService/UsersById" text:style-name="Internet_20_link" text:visited-style-name="Visited_20_Internet_20_Link"><text:span text:style-name="T20">UsuarioService</text:span></text:a><text:a xlink:type="simple" xlink:href="http://localhost:8080/OfficiumProject/rest/UsuarioService/UsersById" text:style-name="Internet_20_link" text:visited-style-name="Visited_20_Internet_20_Link"><text:span text:style-name="T19">/</text:span></text:a><text:a xlink:type="simple" xlink:href="http://localhost:8080/OfficiumProject/rest/UsuarioService/UsersById" text:style-name="Internet_20_link" text:visited-style-name="Visited_20_Internet_20_Link"><text:span text:style-name="T10">UsersById</text:span></text:a><text:span text:style-name="T10">?id=1</text:span></text:p>
      <text:p text:style-name="P14"><text:span text:style-name="T10"><text:tab/></text:span><text:span text:style-name="T11">Retorno desta chamada em json:</text:span></text:p>
      <text:p text:style-name="P17">{</text:p>
      <text:p text:style-name="P17"><text:s text:c="2"/>"nome": "Lucas Carvalho Corrêa",</text:p>
      <text:p text:style-name="P17"><text:s text:c="2"/>"email": "lucasccorrea@gmail.com",</text:p>
      <text:p text:style-name="P17"><text:s text:c="2"/>"password": "123456",</text:p>
      <text:p text:style-name="P17"><text:s text:c="2"/>"nascimento": "Oct 2, 1991 12:00:00 AM",</text:p>
      <text:p text:style-name="P17"><text:s text:c="2"/>"username": "lucas_user",</text:p>
      <text:p text:style-name="P17"><text:s text:c="2"/>"enable": true,</text:p>
      <text:p text:style-name="P17"><text:s text:c="2"/>"id": 1</text:p>
      <text:p text:style-name="P17">}</text:p>
      <text:p text:style-name="P12"><text:span text:style-name="T16"/></text:p>
      <text:p text:style-name="P15"><text:s/>- TarefaService</text:p>
      <text:p text:style-name="P1"/>
      <text:p text:style-name="P1"/>
      <text:p text:style-name="P4">URI Básico:</text:p>
      <text:p text:style-name="P1"><text:a xlink:type="simple" xlink:href="http://localhost:8080/OfficiumProject/rest/TarefaService/" text:style-name="Internet_20_link" text:visited-style-name="Visited_20_Internet_20_Link">http://localhost:8080/OfficiumProject/rest/TarefaService/</text:a></text:p>
      <text:p text:style-name="P1"/>
      <text:p text:style-name="P4"><text:soft-page-break/>Métodos:</text:p>
      <text:p text:style-name="P7"><text:tab/>getTarefas(idUsuario, idStatus, idUsuarioDelegado) – <text:span text:style-name="T6">GET </text:span>– <text:span text:style-name="T6">Método para recuperar as tarefas do sistema. Obs: Nenhum parâmetro é obrigatório, caso não informe nenhum, ele retornara todas as tarefas do sistema.</text:span></text:p>
      <text:p text:style-name="P1"><text:tab/><text:span text:style-name="T2">Ex</text:span><text:span text:style-name="T4">e</text:span><text:span text:style-name="T2">mplo de chamada </text:span><text:span text:style-name="T3">para recuperar tarefas com usu</text:span><text:span text:style-name="T4">á</text:span><text:span text:style-name="T3">rio de id 1 e status de id 1</text:span><text:span text:style-name="T2">:</text:span></text:p>
      <text:p text:style-name="P1"><text:tab/><text:a xlink:type="simple" xlink:href="http://localhost:8080/OfficiumProject/rest/TarefaService/getTarefas" text:style-name="Internet_20_link" text:visited-style-name="Visited_20_Internet_20_Link">http://localhost:8080/OfficiumProject/rest/TarefaService/getTarefas</text:a>?idUsuario=1&amp;idStatus=1</text:p>
      <text:p text:style-name="P1"><text:tab/><text:span text:style-name="T2">Retorno desta chamada em json:</text:span></text:p>
      <text:p text:style-name="P8">[</text:p>
      <text:p text:style-name="P8"><text:s text:c="2"/>{</text:p>
      <text:p text:style-name="P8"><text:s text:c="4"/>"id": 1,</text:p>
      <text:p text:style-name="P8"><text:s text:c="4"/>"nome": "Faculdade",</text:p>
      <text:p text:style-name="P8"><text:s text:c="4"/>"importancia": 3,</text:p>
      <text:p text:style-name="P8"><text:s text:c="4"/>"duracao": "Nov 9, 2015 12:00:00 AM",</text:p>
      <text:p text:style-name="P8"><text:s text:c="4"/>"inicio": "Nov 8, 2015 12:00:00 AM",</text:p>
      <text:p text:style-name="P8"><text:s text:c="4"/>"descricao": "Fazer exercicio X",</text:p>
      <text:p text:style-name="P8"><text:s text:c="4"/>"usuario": {</text:p>
      <text:p text:style-name="P8"><text:s text:c="6"/>"nome": "Lucas Carvalho CorrÃªa",</text:p>
      <text:p text:style-name="P8"><text:s text:c="6"/>"email": "lucasccorrea@gmail.com",</text:p>
      <text:p text:style-name="P8"><text:s text:c="6"/>"password": "123456",</text:p>
      <text:p text:style-name="P8"><text:s text:c="6"/>"nascimento": "Oct 2, 1991 12:00:00 AM",</text:p>
      <text:p text:style-name="P8"><text:s text:c="6"/>"username": "lucas_user",</text:p>
      <text:p text:style-name="P8"><text:s text:c="6"/>"enable": true,</text:p>
      <text:p text:style-name="P8"><text:s text:c="6"/>"id": 1</text:p>
      <text:p text:style-name="P8"><text:s text:c="4"/>},</text:p>
      <text:p text:style-name="P8"><text:s text:c="4"/>"statusTarefa": {</text:p>
      <text:p text:style-name="P8"><text:s text:c="6"/>"id": 1,</text:p>
      <text:p text:style-name="P8"><text:s text:c="6"/>"descricao": "Concluida"</text:p>
      <text:p text:style-name="P8"><text:s text:c="4"/>}</text:p>
      <text:p text:style-name="P8"><text:s text:c="2"/>},</text:p>
      <text:p text:style-name="P8"><text:s text:c="2"/>{</text:p>
      <text:p text:style-name="P8"><text:s text:c="4"/>"id": 2,</text:p>
      <text:p text:style-name="P8"><text:s text:c="4"/>"nome": "Faculdade Prova",</text:p>
      <text:p text:style-name="P8"><text:s text:c="4"/>"importancia": 2,</text:p>
      <text:p text:style-name="P8"><text:s text:c="4"/>"duracao": "Nov 8, 2015 12:45:00 PM",</text:p>
      <text:p text:style-name="P8"><text:s text:c="4"/>"inicio": "Nov 8, 2015 12:30:00 PM",</text:p>
      <text:p text:style-name="P8"><text:s text:c="4"/>"descricao": "Fazer exercicio Y",</text:p>
      <text:p text:style-name="P8"><text:s text:c="4"/>"usuario": {</text:p>
      <text:p text:style-name="P8"><text:s text:c="6"/>"nome": "Lucas Carvalho CorrÃªa",</text:p>
      <text:p text:style-name="P8"><text:s text:c="6"/>"email": "lucasccorrea@gmail.com",</text:p>
      <text:p text:style-name="P8"><text:s text:c="6"/>"password": "123456",</text:p>
      <text:p text:style-name="P8"><text:s text:c="6"/>"nascimento": "Oct 2, 1991 12:00:00 AM",</text:p>
      <text:p text:style-name="P8"><text:s text:c="6"/>"username": "lucas_user",</text:p>
      <text:p text:style-name="P8"><text:s text:c="6"/>"enable": true,</text:p>
      <text:p text:style-name="P8"><text:s text:c="6"/>"id": 1</text:p>
      <text:p text:style-name="P8"><text:s text:c="4"/>},</text:p>
      <text:p text:style-name="P8"><text:s text:c="4"/>"statusTarefa": {</text:p>
      <text:p text:style-name="P8"><text:s text:c="6"/>"id": 1,</text:p>
      <text:p text:style-name="P8"><text:s text:c="6"/>"descricao": "Concluida"</text:p>
      <text:p text:style-name="P8"><text:s text:c="4"/>}</text:p>
      <text:p text:style-name="P8"><text:s text:c="2"/>}</text:p>
      <text:p text:style-name="P8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8:31:49.629000000</meta:creation-date>
    <dc:date>2015-11-19T20:31:14.491000000</dc:date>
    <meta:editing-duration>PT26M32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84" meta:word-count="378" meta:character-count="3254" meta:non-whitespace-character-count="2725"/>
  </office:meta>
</office:document-meta>
</file>